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1cm" svg:stroke-color="#00008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8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00d184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svg:stroke-color="#0080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_20__28_var_29_" svg:stroke-width="0.1cm" svg:stroke-color="#008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8" style:family="graphic" style:parent-style-name="objectwithoutfill">
      <style:graphic-properties svg:stroke-width="0.1cm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dc2300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15cm" svg:height="19.241cm" svg:x="1.193cm" svg:y="4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1cm" svg:height="1.5cm" svg:x="12.393cm" svg:y="0.98cm">
          <text:p text:style-name="P1">I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5.1cm" svg:height="2.6cm" svg:x="3.393cm" svg:y="5.98cm">
          <text:p text:style-name="P2">Inicializa</text:p>
          <text:p text:style-name="P2">Reconhece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5.1cm" svg:height="2.6cm" svg:x="3.393cm" svg:y="9.38cm">
          <text:p text:style-name="P2">Ler</text:p>
          <text:p text:style-name="P2">Entrada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1cm" svg:height="2.6cm" svg:x="3.393cm" svg:y="12.78cm">
          <text:p text:style-name="P2">Decodificar</text:p>
          <text:p text:style-name="P2">Entrada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1cm" svg:height="2.6cm" svg:x="3.393cm" svg:y="16.18cm">
          <text:p text:style-name="P2">Obter</text:p>
          <text:p text:style-name="P2">Hipótese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1cm" svg:height="2.6cm" svg:x="3.393cm" svg:y="19.58cm">
          <text:p text:style-name="P2">Enviar</text:p>
          <text:p text:style-name="P2">Hipóte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943cm" svg:y1="15.38cm" svg:x2="5.943cm" svg:y2="16.18cm" draw:start-shape="id1" draw:start-glue-point="2" draw:end-shape="id2" draw:end-glue-point="0" svg:d="m5943 15380v800">
          <text:p/>
        </draw:connector>
        <draw:connector draw:style-name="gr4" draw:text-style-name="P1" draw:layer="layout" draw:type="line" svg:x1="5.943cm" svg:y1="18.78cm" svg:x2="5.943cm" svg:y2="19.58cm" draw:start-shape="id2" draw:start-glue-point="2" draw:end-shape="id3" draw:end-glue-point="0" svg:d="m5943 18780v800">
          <text:p/>
        </draw:connector>
        <draw:connector draw:style-name="gr4" draw:text-style-name="P1" draw:layer="layout" draw:type="line" svg:x1="5.943cm" svg:y1="11.98cm" svg:x2="5.943cm" svg:y2="12.78cm" draw:start-shape="id4" draw:start-glue-point="2" draw:end-shape="id1" draw:end-glue-point="0" svg:d="m5943 11980v800">
          <text:p/>
        </draw:connector>
        <draw:connector draw:style-name="gr4" draw:text-style-name="P1" draw:layer="layout" draw:type="line" svg:x1="5.943cm" svg:y1="8.58cm" svg:x2="5.943cm" svg:y2="9.38cm" draw:start-shape="id5" draw:start-glue-point="2" draw:end-shape="id4" draw:end-glue-point="0" svg:d="m5943 8580v800">
          <text:p/>
        </draw:connector>
        <draw:connector draw:style-name="gr4" draw:text-style-name="P1" draw:layer="layout" draw:line-skew="0cm -0.299cm" svg:x1="5.943cm" svg:y1="22.18cm" svg:x2="3.393cm" svg:y2="10.68cm" draw:start-shape="id3" draw:start-glue-point="2" draw:end-shape="id4" draw:end-glue-point="3" svg:d="m5943 22180v501h-3350v-12001h800">
          <text:p/>
        </draw:connector>
        <draw:custom-shape draw:style-name="gr5" draw:text-style-name="P2" xml:id="id9" draw:id="id9" draw:layer="layout" svg:width="5.1cm" svg:height="2.6cm" svg:x="19.493cm" svg:y="5.938cm">
          <text:p text:style-name="P2">Inicializa</text:p>
          <text:p text:style-name="P2">Executor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5.1cm" svg:height="2.6cm" svg:x="19.493cm" svg:y="9.338cm">
          <text:p text:style-name="P2">Ler</text:p>
          <text:p text:style-name="P2">Hipótese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5.1cm" svg:height="2.6cm" svg:x="19.493cm" svg:y="12.738cm">
          <text:p text:style-name="P2">Decodificar</text:p>
          <text:p text:style-name="P2">Comando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5.1cm" svg:height="2.6cm" svg:x="19.493cm" svg:y="16.138cm">
          <text:p text:style-name="P2">Executar</text:p>
          <text:p text:style-name="P2">Comando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043cm" svg:y1="15.338cm" svg:x2="22.043cm" svg:y2="16.138cm" draw:start-shape="id6" draw:start-glue-point="2" draw:end-shape="id7" draw:end-glue-point="0" svg:d="m22043 15338v800">
          <text:p/>
        </draw:connector>
        <draw:connector draw:style-name="gr6" draw:text-style-name="P1" draw:layer="layout" draw:type="line" svg:x1="22.043cm" svg:y1="11.938cm" svg:x2="22.043cm" svg:y2="12.738cm" draw:start-shape="id8" draw:start-glue-point="2" draw:end-shape="id6" draw:end-glue-point="0" svg:d="m22043 11938v800">
          <text:p/>
        </draw:connector>
        <draw:connector draw:style-name="gr6" draw:text-style-name="P1" draw:layer="layout" draw:type="line" svg:x1="22.043cm" svg:y1="8.538cm" svg:x2="22.043cm" svg:y2="9.338cm" draw:start-shape="id9" draw:start-glue-point="2" draw:end-shape="id8" draw:end-glue-point="0" svg:d="m22043 8538v800">
          <text:p/>
        </draw:connector>
        <draw:connector draw:style-name="gr6" draw:text-style-name="P1" draw:layer="layout" draw:line-skew="0cm 0.399cm" svg:x1="22.043cm" svg:y1="18.738cm" svg:x2="24.593cm" svg:y2="10.638cm" draw:start-shape="id7" draw:start-glue-point="2" draw:end-shape="id8" draw:end-glue-point="1" svg:d="m22043 18738v501h3450v-8601h-900">
          <text:p/>
        </draw:connector>
        <draw:custom-shape draw:style-name="gr7" draw:text-style-name="P1" draw:layer="layout" svg:width="9.615cm" svg:height="19.241cm" svg:x="17.193cm" svg:y="4.739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551cm" svg:x1="13.943cm" svg:y1="2.48cm" svg:x2="5.943cm" svg:y2="5.98cm" draw:start-shape="id10" draw:start-glue-point="8" draw:end-shape="id5" draw:end-glue-point="0" svg:d="m13943 2480v1200h-8000v2300">
          <text:p/>
        </draw:connector>
        <draw:connector draw:style-name="gr8" draw:text-style-name="P1" draw:layer="layout" draw:line-skew="-0.53cm" svg:x1="13.943cm" svg:y1="2.48cm" svg:x2="22.043cm" svg:y2="5.938cm" draw:start-shape="id10" draw:start-glue-point="8" draw:end-shape="id9" svg:d="m13943 2480v1200h8100v2258">
          <text:p/>
        </draw:connector>
        <draw:connector draw:style-name="gr9" draw:text-style-name="P1" draw:layer="layout" svg:x1="8.493cm" svg:y1="20.88cm" svg:x2="19.493cm" svg:y2="10.638cm" draw:start-shape="id3" draw:start-glue-point="1" draw:end-shape="id8" draw:end-glue-point="3" svg:d="m8493 20880h5500v-10242h5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6:28:05</meta:creation-date>
    <dc:date>2012-05-14T17:16:04</dc:date>
    <meta:editing-duration>PT16M43S</meta:editing-duration>
    <meta:editing-cycles>2</meta:editing-cycles>
    <meta:generator>LibreOffice/3.5$MacOSX_x86 LibreOffice_project/235ab8a-3802056-4a8fed3-2d66ea8-e241b80</meta:generator>
    <meta:document-statistic meta:object-count="24"/>
  </office:meta>
</office:document-meta>
</file>